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LibreOffice is a free and open source office suite, developed by The Document Foundation. It was forked from OpenOffice.org in 2010. The LibreOffice suite comprises programs to do word processing, spreadsheets<text:note text:id="ftn0" text:note-class="footnote"><text:note-citation>1</text:note-citation><text:note-body><text:p text:style-name="Footnote">Test A</text:p></text:note-body></text:note>, slideshows, diagrams and drawings<text:note text:id="ftn1" text:note-class="footnote"><text:note-citation>2</text:note-citation><text:note-body><text:p text:style-name="Footnote">Test B</text:p></text:note-body></text:note>, maintain databases, and compose math formula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note" style:family="paragraph" style:parent-style-name="Standard" style:class="extra">
      <style:paragraph-properties fo:margin="100%"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5:43:35</dc:date>
    <dc:creator>artur </dc:creator>
    <meta:editing-duration>P0D</meta:editing-duration>
    <meta:editing-cycles>2</meta:editing-cycles>
    <meta:document-statistic meta:table-count="0" meta:image-count="0" meta:object-count="0" meta:page-count="1" meta:paragraph-count="3" meta:word-count="49" meta:character-count="306" meta:non-whitespace-character-count="264"/>
  </office:meta>
</office:document-meta>
</file>